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383" table:style-name="ce31">
            <text:p>8383</text:p>
          </table:table-cell>
          <table:table-cell office:value-type="float" office:value="7443.9300000000012" table:style-name="ce34">
            <text:p>7443.93</text:p>
          </table:table-cell>
          <table:table-cell office:value-type="float" office:value="14238" table:style-name="ce51">
            <text:p>14238</text:p>
          </table:table-cell>
          <table:table-cell office:value-type="float" office:value="13054.869999999997" table:style-name="ce52">
            <text:p>13054.87</text:p>
          </table:table-cell>
          <table:table-cell office:value-type="float" office:value="7907" table:style-name="ce54">
            <text:p>7907</text:p>
          </table:table-cell>
          <table:table-cell office:value-type="float" office:value="7634.2000000000053" table:style-name="ce67">
            <text:p>7634.20</text:p>
          </table:table-cell>
          <table:table-cell office:value-type="float" office:value="2779" table:style-name="ce69">
            <text:p>2779</text:p>
          </table:table-cell>
          <table:table-cell office:value-type="float" office:value="2714.4400000000005" table:style-name="ce70">
            <text:p>2714.44</text:p>
          </table:table-cell>
          <table:table-cell office:value-type="float" office:value="266" table:style-name="ce84">
            <text:p>266</text:p>
          </table:table-cell>
          <table:table-cell office:value-type="float" office:value="262.39" table:style-name="ce87">
            <text:p>262.39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3575" table:content-validation-name="val2" table:style-name="ce103">
            <text:p>33,575</text:p>
          </table:table-cell>
          <table:table-cell office:value-type="float" office:value="31111.83" table:content-validation-name="val2" table:style-name="ce104">
            <text:p>31,111.83</text:p>
          </table:table-cell>
          <table:table-cell office:value-type="float" office:value="1356" table:style-name="ce106">
            <text:p>1356</text:p>
          </table:table-cell>
          <table:table-cell office:value-type="float" office:value="1279.0099999999989" table:style-name="ce107">
            <text:p>1279.01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356" table:style-name="ce141">
            <text:p>1,356</text:p>
          </table:table-cell>
          <table:table-cell office:value-type="float" office:value="1279.0099999999989" table:style-name="ce143">
            <text:p>1,279.01</text:p>
          </table:table-cell>
          <table:table-cell office:value-type="float" office:value="34931" table:content-validation-name="val2" table:style-name="ce142">
            <text:p>34,931</text:p>
          </table:table-cell>
          <table:table-cell office:value-type="float" office:value="32390.84" table:content-validation-name="val2" table:style-name="ce144">
            <text:p>32,390.84</text:p>
          </table:table-cell>
          <table:table-cell office:value-type="currency" office:value="76956923.489999995" table:content-validation-name="val1" table:style-name="ce12">
            <text:p>£76,956,923.49</text:p>
          </table:table-cell>
          <table:table-cell office:value-type="currency" office:value="10267644.730000006" table:content-validation-name="val1" table:style-name="ce12">
            <text:p>£10,267,644.73</text:p>
          </table:table-cell>
          <table:table-cell office:value-type="currency" office:value="188647.91" table:content-validation-name="val1" table:style-name="ce12">
            <text:p>£188,647.91</text:p>
          </table:table-cell>
          <table:table-cell office:value-type="currency" office:value="1300932.7799999998" table:content-validation-name="val1" table:style-name="ce12">
            <text:p>£1,300,932.78</text:p>
          </table:table-cell>
          <table:table-cell office:value-type="currency" office:value="22682524.760000002" table:content-validation-name="val1" table:style-name="ce12">
            <text:p>£22,682,524.76</text:p>
          </table:table-cell>
          <table:table-cell office:value-type="currency" office:value="8868654.4299999997" table:content-validation-name="val1" table:style-name="ce12">
            <text:p>£8,868,654.43</text:p>
          </table:table-cell>
          <table:table-cell office:value-type="currency" office:value="120265328.09999999" table:style-name="ce13">
            <text:p>£120,265,328.10</text:p>
          </table:table-cell>
          <table:table-cell office:value-type="currency" office:value="7471152.7400000002" table:content-validation-name="val1" table:style-name="ce14">
            <text:p>£7,471,152.74</text:p>
          </table:table-cell>
          <table:table-cell office:value-type="currency" office:value="2455874.7299999995" table:content-validation-name="val1" table:style-name="ce14">
            <text:p>£2,455,874.73</text:p>
          </table:table-cell>
          <table:table-cell office:value-type="currency" office:value="9927027.4699999988" table:style-name="ce13">
            <text:p>£9,927,027.47</text:p>
          </table:table-cell>
          <table:table-cell office:value-type="currency" office:value="130192355.56999999" table:style-name="ce15">
            <text:p>£130,192,355.57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71" table:style-name="ce32">
            <text:p>371</text:p>
          </table:table-cell>
          <table:table-cell office:value-type="float" office:value="293.63" table:style-name="ce33">
            <text:p>293.63</text:p>
          </table:table-cell>
          <table:table-cell office:value-type="float" office:value="279" table:style-name="ce50">
            <text:p>279</text:p>
          </table:table-cell>
          <table:table-cell office:value-type="float" office:value="250.35" table:style-name="ce53">
            <text:p>250.35</text:p>
          </table:table-cell>
          <table:table-cell office:value-type="float" office:value="344" table:style-name="ce55">
            <text:p>344</text:p>
          </table:table-cell>
          <table:table-cell office:value-type="float" office:value="326.93" table:style-name="ce66">
            <text:p>326.93</text:p>
          </table:table-cell>
          <table:table-cell office:value-type="float" office:value="54" table:style-name="ce68">
            <text:p>54</text:p>
          </table:table-cell>
          <table:table-cell office:value-type="float" office:value="52.94" table:style-name="ce71">
            <text:p>52.94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7" table:style-name="ce89">
            <text:p>7</text:p>
          </table:table-cell>
          <table:table-cell office:value-type="float" office:value="0.79" table:style-name="ce91">
            <text:p>0.79</text:p>
          </table:table-cell>
          <table:table-cell office:value-type="float" office:value="1064" table:content-validation-name="val2" table:style-name="ce102">
            <text:p>1,064</text:p>
          </table:table-cell>
          <table:table-cell office:value-type="float" office:value="933.6400000000001" table:content-validation-name="val2" table:style-name="ce105">
            <text:p>933.64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5" table:style-name="ce140">
            <text:p>5</text:p>
          </table:table-cell>
          <table:table-cell office:value-type="float" office:value="5" table:style-name="ce153">
            <text:p>5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5" table:style-name="ce171">
            <text:p>5</text:p>
          </table:table-cell>
          <table:table-cell office:value-type="float" office:value="5" table:style-name="ce173">
            <text:p>5.00</text:p>
          </table:table-cell>
          <table:table-cell office:value-type="float" office:value="1069" table:content-validation-name="val2" table:style-name="ce145">
            <text:p>1,069</text:p>
          </table:table-cell>
          <table:table-cell office:value-type="float" office:value="938.6400000000001" table:content-validation-name="val2" table:style-name="ce172">
            <text:p>938.64</text:p>
          </table:table-cell>
          <table:table-cell office:value-type="currency" office:value="2168696.6" table:content-validation-name="val1" table:style-name="ce12">
            <text:p>£2,168,696.60</text:p>
          </table:table-cell>
          <table:table-cell office:value-type="currency" office:value="48789.77" table:content-validation-name="val1" table:style-name="ce12">
            <text:p>£48,789.7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5090.5" table:content-validation-name="val1" table:style-name="ce12">
            <text:p>£35,090.50</text:p>
          </table:table-cell>
          <table:table-cell office:value-type="currency" office:value="574916.43999999994" table:content-validation-name="val1" table:style-name="ce12">
            <text:p>£574,916.44</text:p>
          </table:table-cell>
          <table:table-cell office:value-type="currency" office:value="204722.62" table:content-validation-name="val1" table:style-name="ce12">
            <text:p>£204,722.62</text:p>
          </table:table-cell>
          <table:table-cell office:value-type="currency" office:value="3032215.93" table:style-name="ce13">
            <text:p>£3,032,215.93</text:p>
          </table:table-cell>
          <table:table-cell office:value-type="currency" office:value="72421.89" table:content-validation-name="val1" table:style-name="ce14">
            <text:p>£72,421.89</text:p>
          </table:table-cell>
          <table:table-cell office:value-type="currency" office:value="295623.40000000002" table:content-validation-name="val1" table:style-name="ce14">
            <text:p>£295,623.40</text:p>
          </table:table-cell>
          <table:table-cell office:value-type="currency" office:value="368045.29000000004" table:style-name="ce13">
            <text:p>£368,045.29</text:p>
          </table:table-cell>
          <table:table-cell office:value-type="currency" office:value="3400261.22" table:style-name="ce15">
            <text:p>£3,400,261.2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203" table:style-name="ce30">
            <text:p>203</text:p>
          </table:table-cell>
          <table:table-cell office:value-type="float" office:value="197" table:style-name="ce35">
            <text:p>197.00</text:p>
          </table:table-cell>
          <table:table-cell office:value-type="float" office:value="483" table:style-name="ce42">
            <text:p>483</text:p>
          </table:table-cell>
          <table:table-cell office:value-type="float" office:value="466.1" table:style-name="ce49">
            <text:p>466.10</text:p>
          </table:table-cell>
          <table:table-cell office:value-type="float" office:value="261" table:style-name="ce56">
            <text:p>261</text:p>
          </table:table-cell>
          <table:table-cell office:value-type="float" office:value="252.7" table:style-name="ce57">
            <text:p>252.70</text:p>
          </table:table-cell>
          <table:table-cell office:value-type="float" office:value="41" table:style-name="ce60">
            <text:p>41</text:p>
          </table:table-cell>
          <table:table-cell office:value-type="float" office:value="40.4" table:style-name="ce79">
            <text:p>40.40</text:p>
          </table:table-cell>
          <table:table-cell office:value-type="float" office:value="12" table:style-name="ce81">
            <text:p>12</text:p>
          </table:table-cell>
          <table:table-cell office:value-type="float" office:value="11.6" table:style-name="ce82">
            <text:p>11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07" table:content-validation-name="val2" table:style-name="ce102">
            <text:p>1,007</text:p>
          </table:table-cell>
          <table:table-cell office:value-type="float" office:value="969.3" table:content-validation-name="val2" table:style-name="ce116">
            <text:p>969.30</text:p>
          </table:table-cell>
          <table:table-cell office:value-type="float" office:value="26" table:style-name="ce119">
            <text:p>26</text:p>
          </table:table-cell>
          <table:table-cell office:value-type="float" office:value="25.6" table:style-name="ce122">
            <text:p>25.6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3" table:style-name="ce133">
            <text:p>3</text:p>
          </table:table-cell>
          <table:table-cell office:value-type="float" office:value="2.1" table:style-name="ce160">
            <text:p>2.1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9" table:style-name="ce171">
            <text:p>29</text:p>
          </table:table-cell>
          <table:table-cell office:value-type="float" office:value="27.700000000000003" table:style-name="ce146">
            <text:p>27.70</text:p>
          </table:table-cell>
          <table:table-cell office:value-type="float" office:value="1036" table:content-validation-name="val2" table:style-name="ce145">
            <text:p>1,036</text:p>
          </table:table-cell>
          <table:table-cell office:value-type="float" office:value="997" table:content-validation-name="val2" table:style-name="ce148">
            <text:p>997.00</text:p>
          </table:table-cell>
          <table:table-cell office:value-type="currency" office:value="2875710" table:content-validation-name="val1" table:style-name="ce12">
            <text:p>£2,875,710.00</text:p>
          </table:table-cell>
          <table:table-cell office:value-type="currency" office:value="137648" table:content-validation-name="val1" table:style-name="ce12">
            <text:p>£137,64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1031" table:content-validation-name="val1" table:style-name="ce12">
            <text:p>£11,031.00</text:p>
          </table:table-cell>
          <table:table-cell office:value-type="currency" office:value="597809" table:content-validation-name="val1" table:style-name="ce12">
            <text:p>£597,809.00</text:p>
          </table:table-cell>
          <table:table-cell office:value-type="currency" office:value="335810" table:content-validation-name="val1" table:style-name="ce12">
            <text:p>£335,810.00</text:p>
          </table:table-cell>
          <table:table-cell office:value-type="currency" office:value="3958008" table:style-name="ce13">
            <text:p>£3,958,008.00</text:p>
          </table:table-cell>
          <table:table-cell office:value-type="currency" office:value="144920" table:content-validation-name="val1" table:style-name="ce14">
            <text:p>£144,92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44920" table:style-name="ce13">
            <text:p>£144,920.00</text:p>
          </table:table-cell>
          <table:table-cell office:value-type="currency" office:value="4102928" table:style-name="ce15">
            <text:p>£4,102,928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" table:style-name="ce37">
            <text:p>4</text:p>
          </table:table-cell>
          <table:table-cell office:value-type="float" office:value="3.6" table:style-name="ce39">
            <text:p>3.60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8">
            <text:p>8.00</text:p>
          </table:table-cell>
          <table:table-cell office:value-type="float" office:value="39" table:style-name="ce61">
            <text:p>39</text:p>
          </table:table-cell>
          <table:table-cell office:value-type="float" office:value="38.799999999999997" table:style-name="ce58">
            <text:p>38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3" table:style-name="ce83">
            <text:p>0.83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3" table:content-validation-name="val2" table:style-name="ce102">
            <text:p>53</text:p>
          </table:table-cell>
          <table:table-cell office:value-type="float" office:value="52.23" table:content-validation-name="val2" table:style-name="ce117">
            <text:p>52.23</text:p>
          </table:table-cell>
          <table:table-cell office:value-type="float" office:value="2" table:style-name="ce120">
            <text:p>2</text:p>
          </table:table-cell>
          <table:table-cell office:value-type="float" office:value="1.6" table:style-name="ce121">
            <text:p>1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2" table:style-name="ce171">
            <text:p>2</text:p>
          </table:table-cell>
          <table:table-cell office:value-type="float" office:value="1.6" table:style-name="ce147">
            <text:p>1.60</text:p>
          </table:table-cell>
          <table:table-cell office:value-type="float" office:value="55" table:content-validation-name="val2" table:style-name="ce145">
            <text:p>55</text:p>
          </table:table-cell>
          <table:table-cell office:value-type="float" office:value="53.83" table:content-validation-name="val2" table:style-name="ce149">
            <text:p>53.83</text:p>
          </table:table-cell>
          <table:table-cell office:value-type="currency" office:value="160919.63" table:content-validation-name="val1" table:style-name="ce12">
            <text:p>£160,919.63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1066.199999999997" table:content-validation-name="val1" table:style-name="ce12">
            <text:p>£41,066.20</text:p>
          </table:table-cell>
          <table:table-cell office:value-type="currency" office:value="16808.27" table:content-validation-name="val1" table:style-name="ce12">
            <text:p>£16,808.27</text:p>
          </table:table-cell>
          <table:table-cell office:value-type="currency" office:value="219783.77" table:style-name="ce13">
            <text:p>£219,783.77</text:p>
          </table:table-cell>
          <table:table-cell office:value-type="currency" office:value="17867" table:content-validation-name="val1" table:style-name="ce14">
            <text:p>£17,867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7867" table:style-name="ce13">
            <text:p>£17,867.00</text:p>
          </table:table-cell>
          <table:table-cell office:value-type="currency" office:value="237650.77" table:style-name="ce15">
            <text:p>£237,650.77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2" table:style-name="ce36">
            <text:p>82</text:p>
          </table:table-cell>
          <table:table-cell office:value-type="float" office:value="68.98" table:style-name="ce38">
            <text:p>68.98</text:p>
          </table:table-cell>
          <table:table-cell office:value-type="float" office:value="88" table:style-name="ce45">
            <text:p>88</text:p>
          </table:table-cell>
          <table:table-cell office:value-type="float" office:value="87.13" table:style-name="ce47">
            <text:p>87.13</text:p>
          </table:table-cell>
          <table:table-cell office:value-type="float" office:value="68" table:style-name="ce62">
            <text:p>68</text:p>
          </table:table-cell>
          <table:table-cell office:value-type="float" office:value="67.72" table:style-name="ce64">
            <text:p>67.72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65" table:content-validation-name="val2" table:style-name="ce102">
            <text:p>265</text:p>
          </table:table-cell>
          <table:table-cell office:value-type="float" office:value="245.45000000000002" table:content-validation-name="val2" table:style-name="ce111">
            <text:p>245.45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2" table:style-name="ce127">
            <text:p>2</text:p>
          </table:table-cell>
          <table:table-cell office:value-type="float" office:value="1.4" table:style-name="ce166">
            <text:p>1.4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1">
            <text:p>2</text:p>
          </table:table-cell>
          <table:table-cell office:value-type="float" office:value="1.4" table:style-name="ce174">
            <text:p>1.40</text:p>
          </table:table-cell>
          <table:table-cell office:value-type="float" office:value="267" table:content-validation-name="val2" table:style-name="ce145">
            <text:p>267</text:p>
          </table:table-cell>
          <table:table-cell office:value-type="float" office:value="246.85000000000002" table:content-validation-name="val2" table:style-name="ce150">
            <text:p>246.85</text:p>
          </table:table-cell>
          <table:table-cell office:value-type="currency" office:value="734182.52" table:content-validation-name="val1" table:style-name="ce12">
            <text:p>£734,182.52</text:p>
          </table:table-cell>
          <table:table-cell office:value-type="currency" office:value="32566.95" table:content-validation-name="val1" table:style-name="ce12">
            <text:p>£32,566.95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24605.99" table:content-validation-name="val1" table:style-name="ce12">
            <text:p>£24,605.99</text:p>
          </table:table-cell>
          <table:table-cell office:value-type="currency" office:value="169441.69" table:content-validation-name="val1" table:style-name="ce12">
            <text:p>£169,441.69</text:p>
          </table:table-cell>
          <table:table-cell office:value-type="currency" office:value="83628.350000000006" table:content-validation-name="val1" table:style-name="ce12">
            <text:p>£83,628.35</text:p>
          </table:table-cell>
          <table:table-cell office:value-type="currency" office:value="1046425.4999999999" table:style-name="ce13">
            <text:p>£1,046,425.5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5180" table:content-validation-name="val1" table:style-name="ce14">
            <text:p>£45,180.00</text:p>
          </table:table-cell>
          <table:table-cell office:value-type="currency" office:value="45180" table:style-name="ce13">
            <text:p>£45,180.00</text:p>
          </table:table-cell>
          <table:table-cell office:value-type="currency" office:value="1091605.5" table:style-name="ce15">
            <text:p>£1,091,605.5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41">
            <text:p>6</text:p>
          </table:table-cell>
          <table:table-cell office:value-type="float" office:value="5.6" table:style-name="ce40">
            <text:p>5.6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6" table:style-name="ce63">
            <text:p>96</text:p>
          </table:table-cell>
          <table:table-cell office:value-type="float" office:value="94.24" table:style-name="ce65">
            <text:p>94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3">
            <text:p>1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1" table:content-validation-name="val2" table:style-name="ce109">
            <text:p>121</text:p>
          </table:table-cell>
          <table:table-cell office:value-type="float" office:value="117.12" table:content-validation-name="val2" table:style-name="ce110">
            <text:p>117.1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1" table:content-validation-name="val2" table:style-name="ce152">
            <text:p>121</text:p>
          </table:table-cell>
          <table:table-cell office:value-type="float" office:value="117.12" table:content-validation-name="val2" table:style-name="ce151">
            <text:p>117.12</text:p>
          </table:table-cell>
          <table:table-cell office:value-type="currency" office:value="309614.53000000003" table:content-validation-name="val1" table:style-name="ce12">
            <text:p>£309,614.53</text:p>
          </table:table-cell>
          <table:table-cell office:value-type="currency" office:value="7369.8099999999995" table:content-validation-name="val1" table:style-name="ce12">
            <text:p>£7,369.81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6179.33" table:content-validation-name="val1" table:style-name="ce12">
            <text:p>£76,179.33</text:p>
          </table:table-cell>
          <table:table-cell office:value-type="currency" office:value="32916.54" table:content-validation-name="val1" table:style-name="ce12">
            <text:p>£32,916.54</text:p>
          </table:table-cell>
          <table:table-cell office:value-type="currency" office:value="426080.21" table:style-name="ce13">
            <text:p>£426,080.2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6080.21" table:style-name="ce15">
            <text:p>£426,080.21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Wells Rosamunde</dc:creator>
    <meta:creation-date>2012-07-18T14:50:11Z</meta:creation-date>
    <dc:date>2019-06-26T14:19:26Z</dc:date>
  </office:meta>
</office:document-meta>
</file>